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292in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Table3.6" style:family="table-row">
      <style:table-row-properties style:min-row-height="0.2917in" fo:keep-together="auto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6pt" style:font-name-asian="Garamond1" style:font-size-asian="6pt" style:font-name-complex="Garamond1" style:font-size-complex="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s/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3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GetUP</text:span></text:p>
          </table:table-cell>
        </table:table-row>
        <table:table-row table:style-name="Table1.3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Hans Santos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February 28, 2020</text:span></text:p>
          </table:table-cell>
        </table:table-row>
      </table:table>
      <text:p text:style-name="P2"/>
      <text:p text:style-name="P4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4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3">Code full implementation of <text:s/></text:span><text:span text:style-name="T4">Add Review</text:span></text:p>
          </table:table-cell>
          <table:table-cell table:style-name="Table2.A1" office:value-type="string">
            <text:p text:style-name="P8"><text:span text:style-name="T3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Both frontend and backend,</text:span></text:p>
            <text:p text:style-name="P8"><text:span text:style-name="T3">UI - form to collect review data from user, send data to controller once submit, fetch data again to show new review upon success</text:span></text:p>
            <text:p text:style-name="P8"><text:span text:style-name="T3">Controller - return success messag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/>
      <text:p text:style-name="P3"/>
      <text:p text:style-name="P1"><text:soft-page-break/></text:p>
      <text:p text:style-name="P18"><text:span text:style-name="T4">Usability Goals:</text:span></text:p>
      <text:list xml:id="list2932920108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2">Nielsen's Usability Heuristics</text:span></text:p>
          </table:table-cell>
          <table:table-cell table:style-name="Table3.A1" table:number-columns-spanned="5" office:value-type="string">
            <text:p text:style-name="P6"><text:span text:style-name="T12"><text:s/>Strongly <text:s text:c="70"/>Strongly</text:span></text:p>
            <text:p text:style-name="P6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6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4658483075501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4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</text:span><text:span text:style-name="MT4">9-2020</text:span><text:span text:style-name="MT2">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49" meta:word-count="202" meta:character-count="1404" meta:non-whitespace-character-count="1094"/>
    <meta:generator>LibreOfficeDev/6.0.5.2$Linux_X86_64 LibreOffice_project/</meta:generator>
  </office:meta>
</office:document-meta>
</file>